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mapHelper.createDefinition( String uriPrefix , String sitemapLocation , List beanIncludes , List propertyIncludes , Properties prop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itemapHelper.addAttribute( StringBuffer buffer ,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temapHelper.addHeader( String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temapHelper.createSitemapConfiguration( Configuration confi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itemapHelper.createContainer( Configuration config , String sitemapLocation , Monitor fam ,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itemapHelper.getPropertiesIncludes( WebApplicationContext webAppContext , String contextUrl , Configuration site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temapHelper.isUsingDefaultIncludes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Helper.addFooter( String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Helper.getGlobalSitemapVariables( Configuration site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temapHelper.getBeanIncludes( WebApplicationContext webAppContext , String contextUrl , Configuration site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